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bc845" officeooo:paragraph-rsid="002bc845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bc845" officeooo:paragraph-rsid="002bc845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e5ad4" officeooo:paragraph-rsid="0031fd1e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e5ad4" officeooo:paragraph-rsid="002e5ad4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e5ad4" officeooo:paragraph-rsid="0031fd1e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32aba6" officeooo:paragraph-rsid="0032aba6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32aba6" officeooo:paragraph-rsid="0032aba6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c6f0" officeooo:paragraph-rsid="0032c6f0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32c6f0" officeooo:paragraph-rsid="0032c6f0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50f20" officeooo:paragraph-rsid="00350f20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350f20" officeooo:paragraph-rsid="00350f20"/>
    </style:style>
    <style:style style:name="P14" style:family="paragraph" style:parent-style-name="Standard">
      <style:paragraph-properties fo:text-align="center" style:justify-single-word="false"/>
      <style:text-properties officeooo:paragraph-rsid="001f667d"/>
    </style:style>
    <style:style style:name="P15" style:family="paragraph" style:parent-style-name="Standard">
      <style:paragraph-properties fo:text-align="start" style:justify-single-word="false"/>
      <style:text-properties officeooo:paragraph-rsid="00350f2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fffd0" officeooo:paragraph-rsid="0031fd1e"/>
    </style:style>
    <style:style style:name="P17" style:family="paragraph" style:parent-style-name="Standard">
      <style:paragraph-properties fo:text-align="start" style:justify-single-word="false"/>
      <style:text-properties officeooo:rsid="000fffd0" officeooo:paragraph-rsid="002da24c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a15f6"/>
    </style:style>
    <style:style style:name="T4" style:family="text">
      <style:text-properties officeooo:rsid="00301741"/>
    </style:style>
    <style:style style:name="T5" style:family="text">
      <style:text-properties style:text-position="0% 100%" officeooo:rsid="002e5ad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4" style:data-style-name="N0">4</text:variable-set>: <text:span text:style-name="T3">Magnetic Fields and Wires</text:span></text:p>
      <text:p text:style-name="P2"/>
      <text:list xml:id="list4170061102807633597" text:style-name="L1">
        <text:list-item>
          <text:p text:style-name="P3">What are the three elements that are ferromagnetic? <text:s/></text:p>
        </text:list-item>
      </text:list>
      <text:p text:style-name="P4"/>
      <text:p text:style-name="P4"/>
      <text:p text:style-name="P4"/>
      <text:list xml:id="list80734362495073" text:continue-numbering="true" text:style-name="L1">
        <text:list-item>
          <text:p text:style-name="P3">What causes magnetic fields to be generated? <text:s/></text:p>
        </text:list-item>
      </text:list>
      <text:p text:style-name="P4"/>
      <text:p text:style-name="P4"/>
      <text:p text:style-name="P4"/>
      <text:list xml:id="list80734854610249" text:continue-numbering="true" text:style-name="L1">
        <text:list-item>
          <text:p text:style-name="P3">Draw a diagram of a current-carrying wire and the magnetic field due to the wire in each of the following situations:</text:p>
          <text:list>
            <text:list-item>
              <text:p text:style-name="P3">A long wire carries current to the left.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80735901852109" text:continue-numbering="true" text:style-name="L1">
        <text:list-item>
          <text:list>
            <text:list-item>
              <text:p text:style-name="P3">A long wire carries current toward the top of the page. <text:s/>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80734887420157" text:continue-numbering="true" text:style-name="L1">
        <text:list-item>
          <text:list>
            <text:list-item>
              <text:p text:style-name="P3">A long wire carries current into the page.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80734619365711" text:continue-numbering="true" text:style-name="L1">
        <text:list-item>
          <text:p text:style-name="P5">A wire carries a current of 25 A to the left. <text:s/><text:span text:style-name="T4">Calculate the magnetic field at a point 2 cm toward the bottom of the page from the wire. <text:s/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0735925555984" text:continue-numbering="true" text:style-name="L1">
        <text:list-item>
          <text:p text:style-name="P16">The magnetic field due to a long wire carrying current is 0.2 T at a distance of 1 cm from the wire. What would the magnetic field be at a distance of 4 cm from the wire?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80734756478239" text:continue-numbering="true" text:style-name="L1">
        <text:list-item>
          <text:p text:style-name="P8">The magnetic field due to a long wire that is carrying current to the right is 0.25 T at a point 7 cm toward the top of the page. </text:p>
          <text:list>
            <text:list-item>
              <text:p text:style-name="P8">What is the direction of the magnetic field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80735852212187" text:continue-numbering="true" text:style-name="L1">
        <text:list-item>
          <text:list>
            <text:list-item>
              <text:p text:style-name="P8">What is the magnitude of the current in the wire?</text:p>
            </text:list-item>
          </text:list>
        </text:list-item>
      </text:list>
      <text:p text:style-name="P9"/>
      <text:p text:style-name="P6"/>
      <text:p text:style-name="P6"/>
      <text:p text:style-name="P6"/>
      <text:p text:style-name="P6"/>
      <text:p text:style-name="P6"/>
      <text:list xml:id="list80734757483392" text:continue-numbering="true" text:style-name="L1">
        <text:list-item>
          <text:p text:style-name="P10">Power lines can sometimes carry a current of 1000 Amps. <text:s text:c="2"/></text:p>
          <text:list>
            <text:list-item>
              <text:p text:style-name="P10">What would the magnitude of the magnetic field of one of these power lines be at a distance of 1 cm?</text:p>
            </text:list-item>
          </text:list>
        </text:list-item>
      </text:list>
      <text:p text:style-name="P11"/>
      <text:p text:style-name="P11"/>
      <text:p text:style-name="P11"/>
      <text:p text:style-name="P11"/>
      <text:list xml:id="list80734650777620" text:continue-numbering="true" text:style-name="L1">
        <text:list-item>
          <text:list>
            <text:list-item>
              <text:p text:style-name="P10">What would the magnitude of the magnetic field of one of these power lines be at a distance of 1 m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80735298778117" text:continue-numbering="true" text:style-name="L1">
        <text:list-item>
          <text:p text:style-name="P12">A Magnetar is a type of neutron star that has an extremely strong magnetic field – they are the most magnetic objects in the universe. <text:s/>If a magnetar were to replace our sun, the magnetic field of the magnetar would strip all information from every magnetic stripe on every credit card on the Earth. <text:s/>A magnetar's magnetic field can be as strong as 1x10<text:span text:style-name="T2">11</text:span> T at its surface, a distance of 20 km from an area of plasma-ion circulation near its core. </text:p>
          <text:list>
            <text:list-item>
              <text:p text:style-name="P12">If this magnetic field were due to charged protons moving in a straight line, how much current would be required to produce a magnetic field of this strength. <text:s/></text:p>
            </text:list-item>
          </text:list>
        </text:list-item>
      </text:list>
      <text:p text:style-name="P13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09-15T08:07:33.812176734" text:date-adjust="PT24H00M00S">09/16/15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7:33:35.686618132</meta:creation-date>
    <meta:editing-duration>PT33M54S</meta:editing-duration>
    <meta:editing-cycles>12</meta:editing-cycles>
    <meta:generator>LibreOffice/4.3.7.2$Linux_X86_64 LibreOffice_project/430$Build-2</meta:generator>
    <dc:date>2015-09-15T08:07:33.737252040</dc:date>
    <meta:document-statistic meta:table-count="0" meta:image-count="1" meta:object-count="0" meta:page-count="2" meta:paragraph-count="19" meta:word-count="367" meta:character-count="1882" meta:non-whitespace-character-count="1516"/>
  </office:meta>
</office:document-meta>
</file>